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de2" officeooo:paragraph-rsid="001d2de2"/>
    </style:style>
    <style:style style:name="P2" style:family="paragraph" style:parent-style-name="Standard">
      <style:paragraph-properties fo:text-align="start" style:justify-single-word="false"/>
      <style:text-properties officeooo:rsid="001d33e6" officeooo:paragraph-rsid="001d33e6"/>
    </style:style>
    <style:style style:name="P3" style:family="paragraph" style:parent-style-name="Standard">
      <style:paragraph-properties fo:text-align="start" style:justify-single-word="false"/>
      <style:text-properties officeooo:paragraph-rsid="001d33e6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d33e6"/>
    </style:style>
    <style:style style:name="P5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  <style:text-properties officeooo:paragraph-rsid="001d33e6"/>
    </style:style>
    <style:style style:name="T1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bold"/>
    </style:style>
    <style:style style:name="T3" style:family="text">
      <style:text-properties fo:font-variant="normal" fo:text-transform="none" fo:color="#000000" style:font-name="ProximaNova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000000" style:font-name="ProximaNova" fo:font-size="10.5pt" fo:letter-spacing="normal" fo:font-style="normal" fo:font-weight="bold" style:font-size-asian="10.5pt" style:font-size-complex="10.5pt"/>
    </style:style>
    <style:style style:name="T5" style:family="text">
      <style:text-properties fo:font-variant="normal" fo:text-transform="none" fo:color="#000000" style:font-name="ProximaNova" fo:letter-spacing="normal" fo:font-style="normal" fo:font-weight="bold"/>
    </style:style>
    <style:style style:name="T6" style:family="text">
      <style:text-properties fo:font-variant="normal" fo:text-transform="none" fo:color="#000000" style:font-name="ProximaNova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bold" style:font-size-asian="10.5pt" style:font-size-complex="10.5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00000" style:font-name="Liberation Serif" fo:letter-spacing="normal" fo:font-style="normal" fo:font-weight="bold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3" style:family="text">
      <style:text-properties fo:font-variant="normal" fo:text-transform="none" fo:color="#000000" fo:font-size="10.5pt" fo:letter-spacing="normal" fo:font-style="normal" fo:font-weight="bold" style:font-size-asian="10.5pt" style:font-size-complex="10.5pt"/>
    </style:style>
    <style:style style:name="T14" style:family="text">
      <style:text-properties fo:font-variant="normal" fo:text-transform="none" fo:color="#000000" fo:font-size="10.5pt" fo:letter-spacing="normal" fo:font-style="normal" fo:font-weight="normal" style:font-size-asian="10.5pt" style:font-size-complex="10.5pt"/>
    </style:style>
    <style:style style:name="T1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20" style:family="text">
      <style:text-properties fo:font-variant="normal" fo:text-transform="none" fo:color="#222222" style:font-name="Liberation Serif" fo:letter-spacing="normal"/>
    </style:style>
    <style:style style:name="T21" style:family="text">
      <style:text-properties fo:font-variant="normal" fo:text-transform="none" fo:color="#222222" fo:font-size="12pt" fo:letter-spacing="normal" fo:font-style="normal" fo:font-weight="normal"/>
    </style:style>
    <style:style style:name="T22" style:family="text">
      <style:text-properties officeooo:rsid="001d33e6"/>
    </style:style>
    <style:style style:name="T23" style:family="text">
      <style:text-properties fo:font-size="10.5pt" officeooo:rsid="001d33e6" style:font-size-asian="10.5pt" style:font-size-complex="10.5pt"/>
    </style:style>
    <style:style style:name="T24" style:family="text">
      <style:text-properties style:font-name="Liberation Serif" fo:font-size="10.5pt" officeooo:rsid="001d33e6" style:font-size-asian="10.5pt" style:font-size-complex="10.5pt"/>
    </style:style>
    <style:style style:name="T25" style:family="text">
      <style:text-properties style:font-name="Liberation Serif" fo:font-size="12pt" officeooo:rsid="001d33e6" style:font-size-asian="12pt" style:font-size-complex="12pt"/>
    </style:style>
    <style:style style:name="T26" style:family="text">
      <style:text-properties style:font-name="Liberation Serif" officeooo:rsid="001d33e6"/>
    </style:style>
    <style:style style:name="T27" style:family="text">
      <style:text-properties fo:font-size="12pt" officeooo:rsid="001d33e6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filosofia </text:p>
      <text:p text:style-name="P1"/>
      <text:p text:style-name="P1"/>
      <text:p text:style-name="P3"><text:span text:style-name="T26">1</text:span><text:span text:style-name="T25">-</text:span><text:span text:style-name="T9">A</text:span><text:span text:style-name="Strong_20_Emphasis"><text:span text:style-name="T9"> </text:span></text:span><text:span text:style-name="Strong_20_Emphasis"><text:span text:style-name="T10">arte é conhecimento, </text:span></text:span><text:span text:style-name="T9">pois, só é possível desenvolvê-la através das experiências que o artista teve, ou seja, através de seu conhecimento empírico, bem como, de metodologias em realização à confecção da própria peça que foram aprendidas.</text:span></text:p>
      <text:p text:style-name="P5"><text:span text:style-name="Strong_20_Emphasis"><text:span text:style-name="T10">O conhecimento científico</text:span></text:span><text:span text:style-name="T9"> é aquele realizado através de estudos e experimentos, onde é possível também utilizar uma metodologia empírica, bem como, racional.</text:span></text:p>
      <text:p text:style-name="P5"><text:span text:style-name="Strong_20_Emphasis"><text:span text:style-name="T10">O conhecimento filosófico </text:span></text:span><text:span text:style-name="T9">é aquele cuja a função desenvolve o raciocínio e pensamento.</text:span></text:p>
      <text:p text:style-name="P4"/>
      <text:p text:style-name="P4"><text:span text:style-name="T22">2-</text:span><text:span text:style-name="T21">A imaginação na Arte</text:span><text:span text:style-name="T18"> </text:span><text:span text:style-name="T21">é um ponto crucial, pois através dela que surgem as criações, mas não somente isso, pessoas necessitam de imaginação</text:span><text:span text:style-name="T18"> </text:span><text:span text:style-name="T21">para poder expressar e compreender o sentimentos que estão a ser expostos a um público alvo, com a imaginação</text:span><text:span text:style-name="T18"> </text:span><text:span text:style-name="T21">as pessoas são levadas a um complexo filosófico maior!</text:span></text:p>
      <text:p text:style-name="P4"/>
      <text:p text:style-name="P4"><text:span text:style-name="T22">3-</text:span><text:span text:style-name="T21">Além de ser uma obra</text:span><text:span text:style-name="T18"> </text:span><text:span text:style-name="T21">diferente das "obras</text:span><text:span text:style-name="T18"> </text:span><text:span text:style-name="T21">padrões", uma obra criativa</text:span><text:span text:style-name="T18"> </text:span><text:span text:style-name="T21">tende a prender a atenção de quem a vê ou lê, expressando no público, admiração e contentamento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0:43:13.814704994</meta:creation-date>
    <dc:date>2020-11-11T11:07:17.970918743</dc:date>
    <meta:editing-duration>PT2S</meta:editing-duration>
    <meta:editing-cycles>1</meta:editing-cycles>
    <meta:document-statistic meta:table-count="0" meta:image-count="0" meta:object-count="0" meta:page-count="1" meta:paragraph-count="6" meta:word-count="155" meta:character-count="978" meta:non-whitespace-character-count="828"/>
    <meta:generator>LibreOffice/6.4.6.2$Linux_X86_64 LibreOffice_project/40$Build-2</meta:generator>
  </office:meta>
</office:document-meta>
</file>